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1.0972in"/>
    </style:style>
    <style:style style:name="co6" style:family="table-column">
      <style:table-column-properties fo:break-before="auto" style:column-width="0.9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table:number-columns-spanned="2" table:number-rows-spanned="1">
            <text:p>Insertion Sort</text:p>
          </table:table-cell>
          <table:covered-table-cell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table:number-columns-spanned="8" table:number-rows-spanned="1">
            <text:p>Insertion Sort array with random data</text:p>
          </table:table-cell>
          <table:covered-table-cell table:number-columns-repeated="4"/>
          <table:covered-table-cell table:style-name="Default"/>
          <table:covered-table-cell table:number-columns-repeated="2"/>
        </table:table-row>
        <table:table-row table:style-name="ro1">
          <table:table-cell office:value-type="string">
            <text:p>Array Size</text:p>
          </table:table-cell>
          <table:table-cell table:style-name="ce2" office:value-type="string">
            <text:p>Run Time 1</text:p>
          </table:table-cell>
          <table:table-cell table:style-name="ce2" office:value-type="string">
            <text:p>Run Time 2</text:p>
          </table:table-cell>
          <table:table-cell table:style-name="ce2" office:value-type="string">
            <text:p>Runt time 3</text:p>
          </table:table-cell>
          <table:table-cell table:style-name="ce2" office:value-type="string">
            <text:p>Run time 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Largest</text:p>
          </table:table-cell>
          <table:table-cell office:value-type="string">
            <text:p>Smalles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48040">
            <text:p>448040</text:p>
          </table:table-cell>
          <table:table-cell office:value-type="float" office:value="456210">
            <text:p>456210</text:p>
          </table:table-cell>
          <table:table-cell office:value-type="float" office:value="444657">
            <text:p>444657</text:p>
          </table:table-cell>
          <table:table-cell office:value-type="float" office:value="467292">
            <text:p>467292</text:p>
          </table:table-cell>
          <table:table-cell table:formula="of:=AVERAGE([.B4:.E4])" office:value-type="float" office:value="454049.75">
            <text:p>454050</text:p>
          </table:table-cell>
          <table:table-cell table:formula="of:=MAX([.B4:.E4])" office:value-type="float" office:value="467292">
            <text:p>467292</text:p>
          </table:table-cell>
          <table:table-cell table:formula="of:=MIN([.B4:.E4])" office:value-type="float" office:value="444657">
            <text:p>44465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038069">
            <text:p>7038069</text:p>
          </table:table-cell>
          <table:table-cell office:value-type="float" office:value="10508564">
            <text:p>10508564</text:p>
          </table:table-cell>
          <table:table-cell office:value-type="float" office:value="10433092">
            <text:p>10433092</text:p>
          </table:table-cell>
          <table:table-cell office:value-type="float" office:value="10470681">
            <text:p>10470681</text:p>
          </table:table-cell>
          <table:table-cell table:formula="of:=AVERAGE([.B5:.E5])" office:value-type="float" office:value="9612601.5">
            <text:p>9612602</text:p>
          </table:table-cell>
          <table:table-cell table:formula="of:=MAX([.B5:.E5])" office:value-type="float" office:value="10508564">
            <text:p>10508564</text:p>
          </table:table-cell>
          <table:table-cell table:formula="of:=MIN([.B5:.E5])" office:value-type="float" office:value="7038069">
            <text:p>7038069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5189133">
            <text:p>25189133</text:p>
          </table:table-cell>
          <table:table-cell office:value-type="float" office:value="27161080">
            <text:p>27161080</text:p>
          </table:table-cell>
          <table:table-cell office:value-type="float" office:value="27894573">
            <text:p>27894573</text:p>
          </table:table-cell>
          <table:table-cell office:value-type="float" office:value="26932013">
            <text:p>26932013</text:p>
          </table:table-cell>
          <table:table-cell table:formula="of:=AVERAGE([.B6:.E6])" office:value-type="float" office:value="26794199.75">
            <text:p>26794200</text:p>
          </table:table-cell>
          <table:table-cell table:formula="of:=MAX([.B6:.E6])" office:value-type="float" office:value="27894573">
            <text:p>27894573</text:p>
          </table:table-cell>
          <table:table-cell table:formula="of:=MIN([.B6:.E6])" office:value-type="float" office:value="25189133">
            <text:p>25189133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366805491">
            <text:p>1366805491</text:p>
          </table:table-cell>
          <table:table-cell office:value-type="float" office:value="1388248360">
            <text:p>1388248360</text:p>
          </table:table-cell>
          <table:table-cell office:value-type="float" office:value="1310732114">
            <text:p>1310732114</text:p>
          </table:table-cell>
          <table:table-cell office:value-type="float" office:value="1374346398">
            <text:p>1374346398</text:p>
          </table:table-cell>
          <table:table-cell table:formula="of:=AVERAGE([.B7:.E7])" office:value-type="float" office:value="1360033090.75">
            <text:p>1360033091</text:p>
          </table:table-cell>
          <table:table-cell table:formula="of:=MAX([.B7:.E7])" office:value-type="float" office:value="1388248360">
            <text:p>1388248360</text:p>
          </table:table-cell>
          <table:table-cell table:formula="of:=MIN([.B7:.E7])" office:value-type="float" office:value="1310732114">
            <text:p>1310732114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35024824061">
            <text:p>135024824061</text:p>
          </table:table-cell>
          <table:table-cell office:value-type="float" office:value="133891861186">
            <text:p>133891861186</text:p>
          </table:table-cell>
          <table:table-cell office:value-type="float" office:value="130779439665">
            <text:p>130779439665</text:p>
          </table:table-cell>
          <table:table-cell office:value-type="float" office:value="136336410508">
            <text:p>136336410508</text:p>
          </table:table-cell>
          <table:table-cell table:style-name="Default" table:formula="of:=AVERAGE([.B8:.E8])" office:value-type="float" office:value="134008133855">
            <text:p>134008133855</text:p>
          </table:table-cell>
          <table:table-cell table:formula="of:=MAX([.B8:.E8])" office:value-type="float" office:value="136336410508">
            <text:p>136336410508</text:p>
          </table:table-cell>
          <table:table-cell table:formula="of:=MIN([.B8:.E8])" office:value-type="float" office:value="130779439665">
            <text:p>130779439665</text:p>
          </table:table-cell>
        </table:table-row>
        <table:table-row table:style-name="ro1">
          <table:table-cell table:style-name="ce1" office:value-type="string" table:number-columns-spanned="8" table:number-rows-spanned="1">
            <text:p>Insertion Sort array with data low to high</text:p>
          </table:table-cell>
          <table:covered-table-cell table:number-columns-repeated="4"/>
          <table:covered-table-cell table:style-name="Default"/>
          <table:covered-table-cell table:number-columns-repeated="2"/>
        </table:table-row>
        <table:table-row table:style-name="ro1">
          <table:table-cell office:value-type="string">
            <text:p>Array Size</text:p>
          </table:table-cell>
          <table:table-cell table:style-name="ce2" office:value-type="string">
            <text:p>Run Time 1</text:p>
          </table:table-cell>
          <table:table-cell table:style-name="ce2" office:value-type="string">
            <text:p>Run Time 2</text:p>
          </table:table-cell>
          <table:table-cell table:style-name="ce2" office:value-type="string">
            <text:p>Runt time 3</text:p>
          </table:table-cell>
          <table:table-cell table:style-name="ce2" office:value-type="string">
            <text:p>Run time 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Largest</text:p>
          </table:table-cell>
          <table:table-cell office:value-type="string">
            <text:p>Smalles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656">
            <text:p>7656</text:p>
          </table:table-cell>
          <table:table-cell office:value-type="float" office:value="7726">
            <text:p>7726</text:p>
          </table:table-cell>
          <table:table-cell office:value-type="float" office:value="10906">
            <text:p>10906</text:p>
          </table:table-cell>
          <table:table-cell office:value-type="float" office:value="7771">
            <text:p>7771</text:p>
          </table:table-cell>
          <table:table-cell table:formula="of:=AVERAGE([.B11:.E11])" office:value-type="float" office:value="8514.75">
            <text:p>8515</text:p>
          </table:table-cell>
          <table:table-cell table:formula="of:=MAX([.B11:.E11])" office:value-type="float" office:value="10906">
            <text:p>10906</text:p>
          </table:table-cell>
          <table:table-cell table:formula="of:=MIN([.B11:.E11])" office:value-type="float" office:value="7656">
            <text:p>765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51262">
            <text:p>51262</text:p>
          </table:table-cell>
          <table:table-cell office:value-type="float" office:value="47882">
            <text:p>47882</text:p>
          </table:table-cell>
          <table:table-cell office:value-type="float" office:value="60957">
            <text:p>60957</text:p>
          </table:table-cell>
          <table:table-cell office:value-type="float" office:value="79122">
            <text:p>79122</text:p>
          </table:table-cell>
          <table:table-cell table:formula="of:=AVERAGE([.B12:.E12])" office:value-type="float" office:value="59805.75">
            <text:p>59806</text:p>
          </table:table-cell>
          <table:table-cell table:formula="of:=MAX([.B12:.E12])" office:value-type="float" office:value="79122">
            <text:p>79122</text:p>
          </table:table-cell>
          <table:table-cell table:formula="of:=MIN([.B12:.E12])" office:value-type="float" office:value="47882">
            <text:p>4788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456847">
            <text:p>456847</text:p>
          </table:table-cell>
          <table:table-cell office:value-type="float" office:value="529707">
            <text:p>529707</text:p>
          </table:table-cell>
          <table:table-cell office:value-type="float" office:value="499273">
            <text:p>499273</text:p>
          </table:table-cell>
          <table:table-cell office:value-type="float" office:value="490395">
            <text:p>490395</text:p>
          </table:table-cell>
          <table:table-cell table:formula="of:=AVERAGE([.B13:.E13])" office:value-type="float" office:value="494055.5">
            <text:p>494056</text:p>
          </table:table-cell>
          <table:table-cell table:formula="of:=MAX([.B13:.E13])" office:value-type="float" office:value="529707">
            <text:p>529707</text:p>
          </table:table-cell>
          <table:table-cell table:formula="of:=MIN([.B13:.E13])" office:value-type="float" office:value="456847">
            <text:p>456847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7685198">
            <text:p>7685198</text:p>
          </table:table-cell>
          <table:table-cell office:value-type="float" office:value="5149386">
            <text:p>5149386</text:p>
          </table:table-cell>
          <table:table-cell office:value-type="float" office:value="8350323">
            <text:p>8350323</text:p>
          </table:table-cell>
          <table:table-cell office:value-type="float" office:value="11460998">
            <text:p>11460998</text:p>
          </table:table-cell>
          <table:table-cell table:formula="of:=AVERAGE([.B14:.E14])" office:value-type="float" office:value="8161476.25">
            <text:p>8161476</text:p>
          </table:table-cell>
          <table:table-cell table:formula="of:=MAX([.B14:.E14])" office:value-type="float" office:value="11460998">
            <text:p>11460998</text:p>
          </table:table-cell>
          <table:table-cell table:formula="of:=MIN([.B14:.E14])" office:value-type="float" office:value="5149386">
            <text:p>5149386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7017762">
            <text:p>17017762</text:p>
          </table:table-cell>
          <table:table-cell office:value-type="float" office:value="16555121">
            <text:p>16555121</text:p>
          </table:table-cell>
          <table:table-cell office:value-type="float" office:value="16252744">
            <text:p>16252744</text:p>
          </table:table-cell>
          <table:table-cell office:value-type="float" office:value="15827691">
            <text:p>15827691</text:p>
          </table:table-cell>
          <table:table-cell table:formula="of:=AVERAGE([.B15:.E15])" office:value-type="float" office:value="16413329.5">
            <text:p>16413330</text:p>
          </table:table-cell>
          <table:table-cell table:formula="of:=MAX([.B15:.E15])" office:value-type="float" office:value="17017762">
            <text:p>17017762</text:p>
          </table:table-cell>
          <table:table-cell table:formula="of:=MIN([.B15:.E15])" office:value-type="float" office:value="15827691">
            <text:p>15827691</text:p>
          </table:table-cell>
        </table:table-row>
        <table:table-row table:style-name="ro1">
          <table:table-cell table:style-name="ce1" office:value-type="string" table:number-columns-spanned="8" table:number-rows-spanned="1">
            <text:p>Insertion Sort array with data high to low</text:p>
          </table:table-cell>
          <table:covered-table-cell table:number-columns-repeated="4"/>
          <table:covered-table-cell table:style-name="Default"/>
          <table:covered-table-cell table:number-columns-repeated="2"/>
        </table:table-row>
        <table:table-row table:style-name="ro1">
          <table:table-cell office:value-type="string">
            <text:p>Array Size</text:p>
          </table:table-cell>
          <table:table-cell table:style-name="ce2" office:value-type="string">
            <text:p>Run Time 1</text:p>
          </table:table-cell>
          <table:table-cell table:style-name="ce2" office:value-type="string">
            <text:p>Run Time 2</text:p>
          </table:table-cell>
          <table:table-cell table:style-name="ce2" office:value-type="string">
            <text:p>Runt time 3</text:p>
          </table:table-cell>
          <table:table-cell table:style-name="ce2" office:value-type="string">
            <text:p>Run time 4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Largest</text:p>
          </table:table-cell>
          <table:table-cell office:value-type="string">
            <text:p>Smallest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157">
            <text:p>6157</text:p>
          </table:table-cell>
          <table:table-cell office:value-type="float" office:value="12832">
            <text:p>12832</text:p>
          </table:table-cell>
          <table:table-cell office:value-type="float" office:value="6197">
            <text:p>6197</text:p>
          </table:table-cell>
          <table:table-cell office:value-type="float" office:value="6150">
            <text:p>6150</text:p>
          </table:table-cell>
          <table:table-cell table:style-name="Default" table:formula="of:=AVERAGE([.B18:.E18])" office:value-type="float" office:value="7834">
            <text:p>7834</text:p>
          </table:table-cell>
          <table:table-cell table:formula="of:=MAX([.B18:.E18])" office:value-type="float" office:value="12832">
            <text:p>12832</text:p>
          </table:table-cell>
          <table:table-cell table:formula="of:=MIN([.B18:.E18])" office:value-type="float" office:value="6150">
            <text:p>615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9215">
            <text:p>49215</text:p>
          </table:table-cell>
          <table:table-cell office:value-type="float" office:value="39712">
            <text:p>39712</text:p>
          </table:table-cell>
          <table:table-cell office:value-type="float" office:value="50637">
            <text:p>50637</text:p>
          </table:table-cell>
          <table:table-cell office:value-type="float" office:value="39603">
            <text:p>39603</text:p>
          </table:table-cell>
          <table:table-cell table:formula="of:=AVERAGE([.B19:.E19])" office:value-type="float" office:value="44791.75">
            <text:p>44792</text:p>
          </table:table-cell>
          <table:table-cell table:formula="of:=MAX([.B19:.E19])" office:value-type="float" office:value="50637">
            <text:p>50637</text:p>
          </table:table-cell>
          <table:table-cell table:formula="of:=MIN([.B19:.E19])" office:value-type="float" office:value="39603">
            <text:p>3960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96521">
            <text:p>396521</text:p>
          </table:table-cell>
          <table:table-cell office:value-type="float" office:value="380950">
            <text:p>380950</text:p>
          </table:table-cell>
          <table:table-cell office:value-type="float" office:value="353845">
            <text:p>353845</text:p>
          </table:table-cell>
          <table:table-cell office:value-type="float" office:value="338814">
            <text:p>338814</text:p>
          </table:table-cell>
          <table:table-cell table:formula="of:=AVERAGE([.B20:.E20])" office:value-type="float" office:value="367532.5">
            <text:p>367533</text:p>
          </table:table-cell>
          <table:table-cell table:formula="of:=MAX([.B20:.E20])" office:value-type="float" office:value="396521">
            <text:p>396521</text:p>
          </table:table-cell>
          <table:table-cell table:formula="of:=MIN([.B20:.E20])" office:value-type="float" office:value="338814">
            <text:p>338814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3516703">
            <text:p>3516703</text:p>
          </table:table-cell>
          <table:table-cell office:value-type="float" office:value="3600142">
            <text:p>3600142</text:p>
          </table:table-cell>
          <table:table-cell office:value-type="float" office:value="6099096">
            <text:p>6099096</text:p>
          </table:table-cell>
          <table:table-cell office:value-type="float" office:value="3900335">
            <text:p>3900335</text:p>
          </table:table-cell>
          <table:table-cell table:style-name="Default" table:formula="of:=AVERAGE([.B21:.E21])" office:value-type="float" office:value="4279069">
            <text:p>4279069</text:p>
          </table:table-cell>
          <table:table-cell table:formula="of:=MAX([.B21:.E21])" office:value-type="float" office:value="6099096">
            <text:p>6099096</text:p>
          </table:table-cell>
          <table:table-cell table:formula="of:=MIN([.B21:.E21])" office:value-type="float" office:value="3516703">
            <text:p>3516703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9971591">
            <text:p>9971591</text:p>
          </table:table-cell>
          <table:table-cell office:value-type="float" office:value="11401119">
            <text:p>11401119</text:p>
          </table:table-cell>
          <table:table-cell table:style-name="ce3" office:value-type="float" office:value="11456949">
            <text:p>11456949</text:p>
          </table:table-cell>
          <table:table-cell office:value-type="float" office:value="11224939">
            <text:p>11224939</text:p>
          </table:table-cell>
          <table:table-cell table:formula="of:=AVERAGE([.B22:.E22])" office:value-type="float" office:value="11013649.5">
            <text:p>11013650</text:p>
          </table:table-cell>
          <table:table-cell table:formula="of:=MAX([.B22:.E22])" office:value-type="float" office:value="11456949">
            <text:p>11456949</text:p>
          </table:table-cell>
          <table:table-cell table:formula="of:=MIN([.B22:.E22])" office:value-type="float" office:value="9971591">
            <text:p>997159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4/09/2012</text:date>, <text:time>13:4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9T11:48:43</meta:creation-date>
    <meta:editing-duration>PT1H56M37S</meta:editing-duration>
    <meta:editing-cycles>3</meta:editing-cycles>
    <meta:generator>LibreOffice/3.4$Unix LibreOffice_project/340m1$Build-402</meta:generator>
    <meta:initial-creator>fonzi </meta:initial-creator>
    <dc:date>2012-04-09T13:45:15</dc:date>
    <dc:creator>fonzi </dc:creator>
    <meta:document-statistic meta:table-count="3" meta:cell-count="148" meta:object-count="0"/>
  </office:meta>
</office:document-meta>
</file>